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tte œuvre est mise à disposition sous licence Attribution - Pas d’Utilisation Commerciale - Pas de Modification 3.0 non transposé. Pour voir une copie de cette licence, visitez http://creativecommons.org/licenses/by-nc-nd/3.0/ ou écrivez à Creative Commons, 444 Castro Street, Suite 900, Mountain View, California, 94041, USA.</text:p>
      <text:p text:style-name="Standard"/>
      <text:p text:style-name="Standard">This work is licensed under the Creative Commons Attribution-NonCommercial-NoDerivs 3.0 Unported License. To view a copy of this license, visit http://creativecommons.org/licenses/by-nc-nd/3.0/ or send a letter to Creative Commons, 444 Castro Street, Suite 900, Mountain View, California, 94041, U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0S</meta:editing-duration>
    <meta:editing-cycles>3</meta:editing-cycles>
    <meta:generator>OpenOffice.org/3.4.1$Win32 OpenOffice.org_project/341m1$Build-9593</meta:generator>
    <dc:date>2013-09-28T16:21:18.44</dc:date>
    <meta:document-statistic meta:table-count="0" meta:image-count="0" meta:object-count="0" meta:page-count="1" meta:paragraph-count="2" meta:word-count="82" meta:character-count="628"/>
    <dc:creator>Frédéric Plewniak</dc:creator>
    <meta:user-defined meta:name="Info 1"/>
    <meta:user-defined meta:name="Info 2"/>
    <meta:user-defined meta:name="Info 3"/>
    <meta:user-defined meta:name="Info 4"/>
  </office:meta>
</office:document-meta>
</file>